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tyle="italic" style:text-underline-style="solid" style:text-underline-width="auto" style:text-underline-color="font-color" fo:font-weight="bold" officeooo:rsid="003208af" officeooo:paragraph-rsid="0039c34b" style:font-style-asian="italic" style:font-weight-asian="bold" style:font-style-complex="italic" style:font-weight-complex="bold"/>
    </style:style>
    <style:style style:name="P2" style:family="paragraph" style:parent-style-name="Preformatted_20_Text">
      <style:text-properties style:font-name="Times New Roman" fo:font-style="italic" style:text-underline-style="solid" style:text-underline-width="auto" style:text-underline-color="font-color" fo:font-weight="bold" officeooo:rsid="003208af" officeooo:paragraph-rsid="003208af" style:font-style-asian="italic" style:font-weight-asian="bold" style:font-style-complex="italic" style:font-weight-complex="bold"/>
    </style:style>
    <style:style style:name="P3" style:family="paragraph" style:parent-style-name="Preformatted_20_Text">
      <style:text-properties style:font-name="Times New Roman" fo:font-style="normal" style:text-underline-style="none" fo:font-weight="normal" officeooo:rsid="00240582" officeooo:paragraph-rsid="0039c34b" style:font-style-asian="normal" style:font-weight-asian="normal" style:font-style-complex="normal" style:font-weight-complex="normal"/>
    </style:style>
    <style:style style:name="P4" style:family="paragraph" style:parent-style-name="Preformatted_20_Text">
      <style:text-properties style:font-name="Times New Roman" fo:font-style="normal" style:text-underline-style="none" fo:font-weight="normal" officeooo:rsid="005814b3" officeooo:paragraph-rsid="005814b3" style:font-style-asian="normal" style:font-weight-asian="normal" style:font-style-complex="normal" style:font-weight-complex="normal"/>
    </style:style>
    <style:style style:name="P5" style:family="paragraph" style:parent-style-name="Preformatted_20_Text">
      <style:text-properties style:font-name="Times New Roman" fo:font-style="normal" style:text-underline-style="none" fo:font-weight="normal" officeooo:rsid="0058bda8" officeooo:paragraph-rsid="0058bda8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style:font-name="Times New Roman" fo:font-style="normal" style:text-underline-style="none" fo:font-weight="normal" officeooo:rsid="005b9ccd" officeooo:paragraph-rsid="005b9ccd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style:font-name="Times New Roman" fo:font-style="normal" style:text-underline-style="none" fo:font-weight="normal" officeooo:rsid="00648016" officeooo:paragraph-rsid="00648016" style:font-style-asian="normal" style:font-weight-asian="normal" style:font-style-complex="normal" style:font-weight-complex="normal"/>
    </style:style>
    <style:style style:name="P8" style:family="paragraph" style:parent-style-name="Preformatted_20_Text">
      <style:text-properties style:font-name="Times New Roman" fo:font-style="normal" style:text-underline-style="none" fo:font-weight="normal" officeooo:rsid="006698a6" officeooo:paragraph-rsid="006698a6" style:font-style-asian="normal" style:font-weight-asian="normal" style:font-style-complex="normal" style:font-weight-complex="normal"/>
    </style:style>
    <style:style style:name="P9" style:family="paragraph" style:parent-style-name="Preformatted_20_Text">
      <style:text-properties style:font-name="Times New Roman" fo:font-style="normal" style:text-underline-style="none" fo:font-weight="normal" officeooo:rsid="006cfd07" officeooo:paragraph-rsid="006cfd07" style:font-style-asian="normal" style:font-weight-asian="normal" style:font-style-complex="normal" style:font-weight-complex="normal"/>
    </style:style>
    <style:style style:name="P10" style:family="paragraph" style:parent-style-name="Preformatted_20_Text">
      <style:text-properties style:font-name="Times New Roman" fo:font-style="normal" style:text-underline-style="none" fo:font-weight="normal" officeooo:rsid="006f19b7" officeooo:paragraph-rsid="006f19b7" style:font-style-asian="normal" style:font-weight-asian="normal" style:font-style-complex="normal" style:font-weight-complex="normal"/>
    </style:style>
    <style:style style:name="P11" style:family="paragraph" style:parent-style-name="Preformatted_20_Text">
      <style:text-properties style:font-name="Times New Roman" fo:font-style="normal" style:text-underline-style="none" fo:font-weight="normal" officeooo:rsid="00774244" officeooo:paragraph-rsid="00774244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style:font-name="Times New Roman" fo:font-style="normal" style:text-underline-style="none" fo:font-weight="normal" officeooo:rsid="0077df97" officeooo:paragraph-rsid="0077df97" style:font-style-asian="normal" style:font-weight-asian="normal" style:font-style-complex="normal" style:font-weight-complex="normal"/>
    </style:style>
    <style:style style:name="P13" style:family="paragraph" style:parent-style-name="Preformatted_20_Text">
      <style:text-properties style:font-name="Times New Roman" fo:font-style="normal" style:text-underline-style="none" fo:font-weight="normal" officeooo:rsid="00564520" officeooo:paragraph-rsid="006ae850" style:font-style-asian="normal" style:font-weight-asian="normal" style:font-style-complex="normal" style:font-weight-complex="normal"/>
    </style:style>
    <style:style style:name="P14" style:family="paragraph" style:parent-style-name="Preformatted_20_Text">
      <style:text-properties style:font-name="Times New Roman" fo:font-style="normal" style:text-underline-style="none" fo:font-weight="normal" officeooo:rsid="006ae850" officeooo:paragraph-rsid="006ae850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style:font-name="Times New Roman" fo:font-style="normal" style:text-underline-style="none" fo:font-weight="normal" officeooo:rsid="00413050" officeooo:paragraph-rsid="00413050" style:font-style-asian="normal" style:font-weight-asian="normal" style:font-style-complex="normal" style:font-weight-complex="normal"/>
    </style:style>
    <style:style style:name="P16" style:family="paragraph" style:parent-style-name="Preformatted_20_Text">
      <style:text-properties style:font-name="Times New Roman" fo:font-style="normal" style:text-underline-style="none" fo:font-weight="normal" officeooo:rsid="006e5f29" officeooo:paragraph-rsid="006e5f29" style:font-style-asian="normal" style:font-weight-asian="normal" style:font-style-complex="normal" style:font-weight-complex="normal"/>
    </style:style>
    <style:style style:name="P17" style:family="paragraph" style:parent-style-name="Preformatted_20_Text">
      <style:text-properties style:font-name="Times New Roman" fo:font-style="normal" style:text-underline-style="none" fo:font-weight="normal" officeooo:rsid="0052141d" officeooo:paragraph-rsid="0052141d" style:font-style-asian="normal" style:font-weight-asian="normal" style:font-style-complex="normal" style:font-weight-complex="normal"/>
    </style:style>
    <style:style style:name="P18" style:family="paragraph" style:parent-style-name="Preformatted_20_Text">
      <style:text-properties style:font-name="Times New Roman" officeooo:paragraph-rsid="003f9294"/>
    </style:style>
    <style:style style:name="P19" style:family="paragraph" style:parent-style-name="Preformatted_20_Text">
      <style:text-properties style:font-name="Times New Roman" officeooo:rsid="0058bda8" officeooo:paragraph-rsid="0058bda8"/>
    </style:style>
    <style:style style:name="P20" style:family="paragraph" style:parent-style-name="Preformatted_20_Text">
      <style:text-properties style:font-name="Times New Roman" officeooo:rsid="0047933d" officeooo:paragraph-rsid="0047933d"/>
    </style:style>
    <style:style style:name="P21" style:family="paragraph" style:parent-style-name="Preformatted_20_Text">
      <style:text-properties style:font-name="Times New Roman" officeooo:rsid="0024a1d3" officeooo:paragraph-rsid="0024a1d3"/>
    </style:style>
    <style:style style:name="P22" style:family="paragraph" style:parent-style-name="Preformatted_20_Text">
      <style:text-properties style:font-name="Times New Roman" officeooo:rsid="002505aa" officeooo:paragraph-rsid="003c7a66"/>
    </style:style>
    <style:style style:name="P23" style:family="paragraph" style:parent-style-name="Preformatted_20_Text">
      <style:text-properties style:font-name="Times New Roman" officeooo:rsid="00307965" officeooo:paragraph-rsid="00307965"/>
    </style:style>
    <style:style style:name="P24" style:family="paragraph" style:parent-style-name="Preformatted_20_Text">
      <style:text-properties style:font-name="Times New Roman" officeooo:rsid="0031ee11" officeooo:paragraph-rsid="003208af"/>
    </style:style>
    <style:style style:name="P25" style:family="paragraph" style:parent-style-name="Preformatted_20_Text">
      <style:text-properties style:font-name="Times New Roman" officeooo:rsid="003505b8" officeooo:paragraph-rsid="003505b8"/>
    </style:style>
    <style:style style:name="P26" style:family="paragraph" style:parent-style-name="Preformatted_20_Text">
      <style:text-properties style:font-name="Times New Roman" officeooo:rsid="00388ed8" officeooo:paragraph-rsid="00388ed8"/>
    </style:style>
    <style:style style:name="P27" style:family="paragraph" style:parent-style-name="Preformatted_20_Text">
      <style:text-properties style:font-name="Times New Roman" officeooo:rsid="00471aca" officeooo:paragraph-rsid="00471aca"/>
    </style:style>
    <style:style style:name="P28" style:family="paragraph" style:parent-style-name="Preformatted_20_Text">
      <style:text-properties style:font-name="Times New Roman" officeooo:rsid="004ebe87" officeooo:paragraph-rsid="004ebe87"/>
    </style:style>
    <style:style style:name="P29" style:family="paragraph" style:parent-style-name="Preformatted_20_Text">
      <style:text-properties style:font-name="Times New Roman" officeooo:rsid="0054160e" officeooo:paragraph-rsid="0054160e"/>
    </style:style>
    <style:style style:name="P30" style:family="paragraph" style:parent-style-name="Preformatted_20_Text">
      <style:text-properties style:font-name="Times New Roman" officeooo:rsid="0054e241" officeooo:paragraph-rsid="0054e241"/>
    </style:style>
    <style:style style:name="P31" style:family="paragraph" style:parent-style-name="Preformatted_20_Text">
      <style:text-properties style:font-name="Times New Roman" officeooo:rsid="00564520" officeooo:paragraph-rsid="00564520"/>
    </style:style>
    <style:style style:name="P32" style:family="paragraph" style:parent-style-name="Preformatted_20_Text">
      <style:text-properties style:font-name="Times New Roman" fo:font-style="italic" style:text-underline-style="solid" style:text-underline-width="auto" style:text-underline-color="font-color" fo:font-weight="bold" officeooo:rsid="0039c34b" officeooo:paragraph-rsid="0039c34b" style:font-style-asian="italic" style:font-weight-asian="bold" style:font-style-complex="italic" style:font-weight-complex="bold"/>
    </style:style>
    <style:style style:name="P33" style:family="paragraph" style:parent-style-name="Preformatted_20_Text">
      <style:text-properties style:font-name="Times New Roman" fo:font-style="italic" style:text-underline-style="solid" style:text-underline-width="auto" style:text-underline-color="font-color" fo:font-weight="bold" officeooo:rsid="003208af" officeooo:paragraph-rsid="008ee123" style:font-style-asian="italic" style:font-weight-asian="bold" style:font-style-complex="italic" style:font-weight-complex="bold"/>
    </style:style>
    <style:style style:name="P34" style:family="paragraph" style:parent-style-name="Preformatted_20_Text">
      <style:text-properties style:font-name="Times New Roman" fo:font-style="normal" style:text-underline-style="none" fo:font-weight="normal" officeooo:rsid="00894011" officeooo:paragraph-rsid="00894011" style:font-style-asian="normal" style:font-weight-asian="normal" style:font-style-complex="normal" style:font-weight-complex="normal"/>
    </style:style>
    <style:style style:name="P35" style:family="paragraph" style:parent-style-name="Preformatted_20_Text">
      <style:text-properties style:font-name="Times New Roman" fo:font-style="normal" style:text-underline-style="none" fo:font-weight="normal" officeooo:rsid="007552ca" officeooo:paragraph-rsid="008ee123" style:font-style-asian="normal" style:font-weight-asian="normal" style:font-style-complex="normal" style:font-weight-complex="normal"/>
    </style:style>
    <style:style style:name="P36" style:family="paragraph" style:parent-style-name="Preformatted_20_Text">
      <style:text-properties style:font-name="Times New Roman" fo:font-style="normal" style:text-underline-style="none" fo:font-weight="normal" officeooo:rsid="00686a53" officeooo:paragraph-rsid="008ee123" style:font-style-asian="normal" style:font-weight-asian="normal" style:font-style-complex="normal" style:font-weight-complex="normal"/>
    </style:style>
    <style:style style:name="P37" style:family="paragraph" style:parent-style-name="Preformatted_20_Text">
      <style:text-properties style:font-name="Times New Roman" fo:font-style="normal" style:text-underline-style="none" fo:font-weight="normal" officeooo:rsid="0091ef93" officeooo:paragraph-rsid="0091ef93" style:font-style-asian="normal" style:font-weight-asian="normal" style:font-style-complex="normal" style:font-weight-complex="normal"/>
    </style:style>
    <style:style style:name="P38" style:family="paragraph" style:parent-style-name="Preformatted_20_Text">
      <style:text-properties style:font-name="Times New Roman" fo:font-style="normal" style:text-underline-style="none" fo:font-weight="normal" officeooo:rsid="00922a00" officeooo:paragraph-rsid="00922a00" style:font-style-asian="normal" style:font-weight-asian="normal" style:font-style-complex="normal" style:font-weight-complex="normal"/>
    </style:style>
    <style:style style:name="P39" style:family="paragraph" style:parent-style-name="Preformatted_20_Text">
      <style:text-properties style:font-name="Times New Roman" fo:font-style="normal" style:text-underline-style="none" fo:font-weight="normal" officeooo:rsid="0095d094" officeooo:paragraph-rsid="0095d094" style:font-style-asian="normal" style:font-weight-asian="normal" style:font-style-complex="normal" style:font-weight-complex="normal"/>
    </style:style>
    <style:style style:name="P40" style:family="paragraph" style:parent-style-name="Preformatted_20_Text">
      <style:text-properties style:font-name="Times New Roman" fo:font-style="normal" style:text-underline-style="none" fo:font-weight="normal" officeooo:rsid="009e746c" officeooo:paragraph-rsid="009e746c" style:font-style-asian="normal" style:font-weight-asian="normal" style:font-style-complex="normal" style:font-weight-complex="normal"/>
    </style:style>
    <style:style style:name="T1" style:family="text">
      <style:text-properties officeooo:rsid="0033a75e"/>
    </style:style>
    <style:style style:name="T2" style:family="text">
      <style:text-properties officeooo:rsid="003c7a66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3f9294" style:font-style-asian="normal" style:font-weight-asian="normal" style:font-style-complex="normal" style:font-weight-complex="normal"/>
    </style:style>
    <style:style style:name="T5" style:family="text">
      <style:text-properties officeooo:rsid="0047933d"/>
    </style:style>
    <style:style style:name="T6" style:family="text">
      <style:text-properties officeooo:rsid="003f9294"/>
    </style:style>
    <style:style style:name="T7" style:family="text">
      <style:text-properties officeooo:rsid="00553c47"/>
    </style:style>
    <style:style style:name="T8" style:family="text">
      <style:text-properties officeooo:rsid="005aa09b"/>
    </style:style>
    <style:style style:name="T9" style:family="text">
      <style:text-properties officeooo:rsid="006b468d"/>
    </style:style>
    <style:style style:name="T10" style:family="text">
      <style:text-properties officeooo:rsid="0070d5b2"/>
    </style:style>
    <style:style style:name="T11" style:family="text">
      <style:text-properties officeooo:rsid="00795b75"/>
    </style:style>
    <style:style style:name="T12" style:family="text">
      <style:text-properties officeooo:rsid="008afb5b"/>
    </style:style>
    <style:style style:name="T13" style:family="text">
      <style:text-properties officeooo:rsid="008c95e7"/>
    </style:style>
    <style:style style:name="T14" style:family="text">
      <style:text-properties officeooo:rsid="0093c6bc"/>
    </style:style>
    <style:style style:name="T15" style:family="text">
      <style:text-properties officeooo:rsid="009c3e9e"/>
    </style:style>
    <style:style style:name="T16" style:family="text">
      <style:text-properties officeooo:rsid="009da6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BUGS:</text:p>
      <text:p text:style-name="P36">delete message <text:span text:style-name="T15">needs to go to nearest SMS</text:span></text:p>
      <text:p text:style-name="P35">Time Update on first start-up takes longer than usual</text:p>
      <text:p text:style-name="P37">all touches aren’t registered?</text:p>
      <text:p text:style-name="P38">clearNotifications <text:span text:style-name="T14">call on line 433 </text:span>needs more intelligence</text:p>
      <text:p text:style-name="P39">Don’t allow user <text:span text:style-name="T16">or system </text:span>to <text:span text:style-name="T16">go</text:span> higher than received SMS messages</text:p>
      <text:p text:style-name="P40">Reorganize SMS messages when lower number than all is deleted</text:p>
      <text:p text:style-name="P32"/>
      <text:p text:style-name="P32"/>
      <text:p text:style-name="P32"/>
      <text:p text:style-name="P32">NEEDED Features:</text:p>
      <text:p text:style-name="P34">Lookup table for pixel width for screen formatting and text <text:span text:style-name="T13">(plus: create function for user input to change text position)</text:span></text:p>
      <text:p text:style-name="P3">SMS send function</text:p>
      <text:p text:style-name="P4">Read Sent Message</text:p>
      <text:p text:style-name="P4">Store SMS on secondary storage</text:p>
      <text:p text:style-name="P18"><text:span text:style-name="T4">Emergency Call during </text:span>passcode<text:span text:style-name="T4"> screen</text:span></text:p>
      <text:p text:style-name="P19"><text:span text:style-name="T4">S</text:span><text:span text:style-name="T3">tore number of missed calls and the number from</text:span></text:p>
      <text:p text:style-name="P5">Some type of <text:span text:style-name="T8">notification</text:span> screen</text:p>
      <text:p text:style-name="P6">Call time counter</text:p>
      <text:p text:style-name="P7">Call record Screen and data</text:p>
      <text:p text:style-name="P8">Clear notifications</text:p>
      <text:p text:style-name="P9">In call volume</text:p>
      <text:p text:style-name="P10">Display on screen signal strength <text:span text:style-name="T10">(AT+CSQ)</text:span></text:p>
      <text:p text:style-name="P11">Re-dial previous called number (ATDL)</text:p>
      <text:p text:style-name="P12">Call Waiting (AT+CHLD=&lt;N&gt;) <text:span text:style-name="T11">(if N = 1, terminate call answer call waiting}{if N = 2, <text:tab/><text:tab/><text:tab/><text:tab/><text:tab/>set current call to busy state, answer call waiting)</text:span></text:p>
      <text:p text:style-name="P12"/>
      <text:p text:style-name="P1"/>
      <text:p text:style-name="P2"/>
      <text:p text:style-name="P2"/>
      <text:p text:style-name="P2">Future Features:</text:p>
      <text:p text:style-name="P13">Bluetooth</text:p>
      <text:p text:style-name="P14">FM Radio</text:p>
      <text:p text:style-name="P15">Contact list and/or Phone Book</text:p>
      <text:p text:style-name="P16">Display <text:span text:style-name="T12">Brightness</text:span></text:p>
      <text:p text:style-name="P17"><text:span text:style-name="T6">A</text:span>irplane Mode (enable AT+CFUN=4, disable AT+CFUN=1)</text:p>
      <text:p text:style-name="P15">Sort SMS by sender number and/or contact name</text:p>
      <text:p text:style-name="P20">Drag screen from left to right to have sidebar with volume control</text:p>
      <text:p text:style-name="P21">Display character limit for SMS send</text:p>
      <text:p text:style-name="P22">View MMS</text:p>
      <text:p text:style-name="P22">Send MMS</text:p>
      <text:p text:style-name="P22"><text:span text:style-name="T2">V</text:span>iew pictures sent through SMS <text:span text:style-name="T1">(</text:span>ie MMS)</text:p>
      <text:p text:style-name="P23">Swipe notifications to clear</text:p>
      <text:p text:style-name="P24">Light sensor to detect when against face, <text:span text:style-name="T5">and auto set brightness</text:span></text:p>
      <text:p text:style-name="P25">Transistor controlled ground for speaker, so not functioning unless in call etc.</text:p>
      <text:p text:style-name="P26">Transistor controlled power to display driver, replace digitalRead code</text:p>
      <text:p text:style-name="P27">Dedicated settings screen</text:p>
      <text:p text:style-name="P27">Change screen timeout from settings screen using touchscreen</text:p>
      <text:p text:style-name="P27">Change/<text:span text:style-name="T5">Remove</text:span> passcode from settings screen using touchscreen</text:p>
      <text:p text:style-name="P20">Change Display brightness from settings screen using touchscreen</text:p>
      <text:p text:style-name="P20">Change auto set brightness values from settings screen using touchscreen</text:p>
      <text:p text:style-name="P28">Set viewing index <text:span text:style-name="T7">for SMS </text:span>manually</text:p>
      <text:p text:style-name="P29">Accelerometer for change in orientation</text:p>
      <text:p text:style-name="P30">Use Ringtones</text:p>
      <text:p text:style-name="P30">MP3 or audio Player</text:p>
      <text:p text:style-name="P31">GPS sensor</text:p>
      <text:p text:style-name="P31">Accelerometer</text:p>
      <text:p text:style-name="P31">Display-Out</text:p>
      <text:p text:style-name="P31"><text:soft-page-break/>Web Brow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00:45:56.215000000</dc:date>
    <meta:editing-duration>P13DT19H25M43S</meta:editing-duration>
    <meta:editing-cycles>151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51" meta:word-count="302" meta:character-count="1941" meta:non-whitespace-character-count="1685"/>
  </office:meta>
</office:document-meta>
</file>